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WenQuanYi Micro Hei" style:font-size-asian="12pt" style:font-size-complex="12pt"/>
    </style:style>
    <style:style style:name="P2" style:family="paragraph" style:parent-style-name="Standard">
      <style:text-properties fo:font-size="12pt" officeooo:paragraph-rsid="001743de" style:font-name-asian="WenQuanYi Micro Hei" style:font-size-asian="12pt" style:font-size-complex="12pt"/>
    </style:style>
    <style:style style:name="P3" style:family="paragraph" style:parent-style-name="Standard">
      <style:text-properties fo:font-size="12pt" officeooo:paragraph-rsid="0018eb97" style:font-name-asian="WenQuanYi Micro Hei" style:font-size-asian="12pt" style:font-size-complex="12pt"/>
    </style:style>
    <style:style style:name="P4" style:family="paragraph" style:parent-style-name="Standard">
      <style:text-properties fo:font-size="12pt" officeooo:paragraph-rsid="00211efb" style:font-name-asian="WenQuanYi Micro Hei" style:font-size-asian="12pt" style:font-size-complex="12pt"/>
    </style:style>
    <style:style style:name="P5" style:family="paragraph" style:parent-style-name="Standard">
      <style:text-properties fo:font-size="12pt" officeooo:paragraph-rsid="0027c911" style:font-name-asian="WenQuanYi Micro Hei" style:font-size-asian="12pt" style:font-size-complex="12pt"/>
    </style:style>
    <style:style style:name="P6" style:family="paragraph" style:parent-style-name="Standard">
      <style:text-properties fo:font-size="12pt" officeooo:paragraph-rsid="002f1546" style:font-name-asian="WenQuanYi Micro Hei" style:font-size-asian="12pt" style:font-size-complex="12pt"/>
    </style:style>
    <style:style style:name="P7" style:family="paragraph" style:parent-style-name="Standard">
      <style:text-properties fo:font-size="12pt" officeooo:paragraph-rsid="0038cd73" style:font-name-asian="WenQuanYi Micro Hei" style:font-size-asian="12pt" style:font-size-complex="12pt"/>
    </style:style>
    <style:style style:name="P8" style:family="paragraph" style:parent-style-name="Standard">
      <style:text-properties fo:font-size="12pt" officeooo:paragraph-rsid="0044dfe9" style:font-name-asian="WenQuanYi Micro Hei" style:font-size-asian="12pt" style:font-size-complex="12pt"/>
    </style:style>
    <style:style style:name="P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1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4c9f56" style:font-size-asian="10pt" style:font-size-complex="10pt"/>
    </style:style>
    <style:style style:name="T1" style:family="text">
      <style:text-properties officeooo:rsid="001743de"/>
    </style:style>
    <style:style style:name="T2" style:family="text">
      <style:text-properties officeooo:rsid="0018eb97"/>
    </style:style>
    <style:style style:name="T3" style:family="text">
      <style:text-properties officeooo:rsid="0027c911"/>
    </style:style>
    <style:style style:name="T4" style:family="text">
      <style:text-properties officeooo:rsid="002a6cbf"/>
    </style:style>
    <style:style style:name="T5" style:family="text">
      <style:text-properties officeooo:rsid="002b6d93"/>
    </style:style>
    <style:style style:name="T6" style:family="text">
      <style:text-properties officeooo:rsid="002d1ec3"/>
    </style:style>
    <style:style style:name="T7" style:family="text">
      <style:text-properties officeooo:rsid="002d46d4"/>
    </style:style>
    <style:style style:name="T8" style:family="text">
      <style:text-properties officeooo:rsid="002f1546"/>
    </style:style>
    <style:style style:name="T9" style:family="text">
      <style:text-properties officeooo:rsid="0032a793"/>
    </style:style>
    <style:style style:name="T10" style:family="text">
      <style:text-properties fo:color="#808000"/>
    </style:style>
    <style:style style:name="T11" style:family="text">
      <style:text-properties fo:color="#808000" officeooo:rsid="00479ee2"/>
    </style:style>
    <style:style style:name="T12" style:family="text">
      <style:text-properties fo:color="#808000" officeooo:rsid="0055c992"/>
    </style:style>
    <style:style style:name="T13" style:family="text">
      <style:text-properties fo:color="#c0c0c0"/>
    </style:style>
    <style:style style:name="T14" style:family="text">
      <style:text-properties fo:color="#c0c0c0" officeooo:rsid="00479ee2"/>
    </style:style>
    <style:style style:name="T15" style:family="text">
      <style:text-properties fo:color="#c0c0c0" officeooo:rsid="0055c992"/>
    </style:style>
    <style:style style:name="T16" style:family="text">
      <style:text-properties fo:color="#800080"/>
    </style:style>
    <style:style style:name="T17" style:family="text">
      <style:text-properties fo:color="#800000"/>
    </style:style>
    <style:style style:name="T18" style:family="text">
      <style:text-properties fo:color="#000000" fo:font-style="italic"/>
    </style:style>
    <style:style style:name="T19" style:family="text">
      <style:text-properties fo:color="#008000"/>
    </style:style>
    <style:style style:name="T20" style:family="text">
      <style:text-properties officeooo:rsid="0033f4f4"/>
    </style:style>
    <style:style style:name="T21" style:family="text">
      <style:text-properties officeooo:rsid="00375bbd"/>
    </style:style>
    <style:style style:name="T22" style:family="text">
      <style:text-properties officeooo:rsid="0038cd73"/>
    </style:style>
    <style:style style:name="T23" style:family="text">
      <style:text-properties officeooo:rsid="003adca4"/>
    </style:style>
    <style:style style:name="T24" style:family="text">
      <style:text-properties officeooo:rsid="003c461b"/>
    </style:style>
    <style:style style:name="T25" style:family="text">
      <style:text-properties officeooo:rsid="0044dfe9"/>
    </style:style>
    <style:style style:name="T26" style:family="text">
      <style:text-properties officeooo:rsid="00479ee2"/>
    </style:style>
    <style:style style:name="T27" style:family="text">
      <style:text-properties officeooo:rsid="004b4bb6"/>
    </style:style>
    <style:style style:name="T28" style:family="text">
      <style:text-properties officeooo:rsid="0055c992"/>
    </style:style>
    <style:style style:name="T29" style:family="text">
      <style:text-properties officeooo:rsid="0058c52f"/>
    </style:style>
    <style:style style:name="T30" style:family="text">
      <style:text-properties officeooo:rsid="0059947a"/>
    </style:style>
    <style:style style:name="T31" style:family="text">
      <style:text-properties officeooo:rsid="0059a6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ML提供了丰富的动画元素，说起动画，无非是给UI增光添彩罢了。在QML中，动画常常与State和Transition联系在一起，这几个概念（下面的例子中都用到了）都比较简单，相关介绍可查看Qt官方文档，网址如下：</text:p>
      <text:p text:style-name="P4"><text:a xlink:type="simple" xlink:href="http://doc.qt.io/qt-5/qtquick-statesanimations-topic.html"><text:span text:style-name="T2">http://doc.qt.io/qt-5/qtquick-statesanimations-topic.html</text:span></text:a></text:p>
      <text:p text:style-name="P4"><text:span text:style-name="T2">下面先列举几个QML动画元素，动画效果可“忘文生意”：</text:span></text:p>
      <text:p text:style-name="P5"><text:span text:style-name="T3">PropertyAnimation</text:span><text:span text:style-name="T4">（常用）</text:span></text:p>
      <text:p text:style-name="P5"><text:span text:style-name="T3">AnchorAnimation</text:span></text:p>
      <text:p text:style-name="P5"><text:span text:style-name="T3">ColorAnimation</text:span></text:p>
      <text:p text:style-name="P5"><text:span text:style-name="T3">NumberAnimation</text:span></text:p>
      <text:p text:style-name="P5"><text:span text:style-name="T3">ParentAnimation</text:span></text:p>
      <text:p text:style-name="P5"><text:span text:style-name="T3">PathAnimation</text:span></text:p>
      <text:p text:style-name="P5"><text:span text:style-name="T3">RotationAnimation</text:span></text:p>
      <text:p text:style-name="P5"><text:span text:style-name="T3">Vector3dAnimation</text:span></text:p>
      <text:p text:style-name="P5"><text:span text:style-name="T3">SequentialAnimation</text:span></text:p>
      <text:p text:style-name="P5"><text:span text:style-name="T3">ParalleAnimation</text:span></text:p>
      <text:p text:style-name="P5"><text:span text:style-name="T3">PauseAnimation</text:span></text:p>
      <text:p text:style-name="P5"><text:span text:style-name="T3">SmoothedAnimation</text:span></text:p>
      <text:p text:style-name="P5"><text:span text:style-name="T3">SpringAnimation</text:span></text:p>
      <text:p text:style-name="P5"><text:span text:style-name="T3">PropertyAction</text:span><text:span text:style-name="T5">（无动画效果）</text:span></text:p>
      <text:p text:style-name="P5"><text:span text:style-name="T3">ScriptAction</text:span></text:p>
      <text:p text:style-name="P5"><text:span text:style-name="T3">Behavior</text:span><text:span text:style-name="T6">（设置默认动画）</text:span></text:p>
      <text:p text:style-name="P1">常见的QML动画有三种表示方式<text:span text:style-name="T7">，下面一一说明。</text:span></text:p>
      <text:p text:style-name="P6"><text:span text:style-name="T8">1、使用State和Transition</text:span></text:p>
      <text:p text:style-name="P6"><text:span text:style-name="T8">State改变属性值</text:span><text:span text:style-name="T9">，Transition实现动画，例子如下：</text:span></text:p>
      <text:p text:style-name="P9">import QtQuick 2.2</text:p>
      <text:p text:style-name="P9"/>
      <text:p text:style-name="P9">Item {</text:p>
      <text:p text:style-name="P9"><text:s text:c="4"/>id: container</text:p>
      <text:p text:style-name="P9"><text:s text:c="4"/>width: 360</text:p>
      <text:p text:style-name="P9"><text:s text:c="4"/>height: 360</text:p>
      <text:p text:style-name="P9"/>
      <text:p text:style-name="P9"><text:s text:c="4"/>Rectangle {</text:p>
      <text:p text:style-name="P9"><text:s text:c="8"/>id: rect</text:p>
      <text:p text:style-name="P9"><text:s text:c="8"/>width: 100</text:p>
      <text:p text:style-name="P9"><text:s text:c="8"/>height: 100</text:p>
      <text:p text:style-name="P9"><text:s text:c="8"/>color: "blue"</text:p>
      <text:p text:style-name="P9"/>
      <text:p text:style-name="P9"><text:s text:c="8"/>MouseArea {</text:p>
      <text:p text:style-name="P9"><text:s text:c="12"/>anchors.fill: parent</text:p>
      <text:p text:style-name="P9"><text:s text:c="12"/>// state属性值为空字符串时<text:span text:style-name="T20">（''）即默认状态</text:span></text:p>
      <text:p text:style-name="P9"><text:s text:c="12"/>onClicked: container.state == 'right' ? container.state = '' : container.state = 'right'</text:p>
      <text:p text:style-name="P9"><text:s text:c="8"/>}</text:p>
      <text:p text:style-name="P9"><text:s text:c="4"/>}</text:p>
      <text:p text:style-name="P9"/>
      <text:p text:style-name="P9"><text:s text:c="4"/>states: State {</text:p>
      <text:p text:style-name="P9"><text:s text:c="8"/>name: "right"</text:p>
      <text:p text:style-name="P9"><text:s text:c="8"/>// rect水平移动</text:p>
      <text:p text:style-name="P9"><text:soft-page-break/><text:s text:c="8"/>PropertyChanges {</text:p>
      <text:p text:style-name="P9"><text:s text:c="12"/>target: rect</text:p>
      <text:p text:style-name="P9"><text:s text:c="12"/>x: 260</text:p>
      <text:p text:style-name="P9"><text:s text:c="8"/>}</text:p>
      <text:p text:style-name="P9"><text:s text:c="4"/>}</text:p>
      <text:p text:style-name="P9"/>
      <text:p text:style-name="P9"><text:s text:c="4"/>transitions: Transition {</text:p>
      <text:p text:style-name="P9"><text:s text:c="8"/>// 数字<text:span text:style-name="T21">（x坐标）</text:span>动画<text:span text:style-name="T21">，设置了easing的回弹效果和动画时间</text:span></text:p>
      <text:p text:style-name="P9"><text:s text:c="8"/>NumberAnimation {</text:p>
      <text:p text:style-name="P9"><text:s text:c="12"/>property: "x"</text:p>
      <text:p text:style-name="P9"><text:s text:c="12"/>easing.type: Easing.InOutBounce</text:p>
      <text:p text:style-name="P9"><text:s text:c="12"/>duration: 500</text:p>
      <text:p text:style-name="P9"><text:s text:c="8"/>}</text:p>
      <text:p text:style-name="P9"><text:s text:c="4"/>}</text:p>
      <text:p text:style-name="P9">}</text:p>
      <text:p text:style-name="P7"><text:span text:style-name="T22">2、使用Behavior</text:span></text:p>
      <text:p text:style-name="P7"><text:span text:style-name="T22">直接修改上面的例子</text:span><text:span text:style-name="T23">，实现同样的动画效果，结果如下</text:span><text:span text:style-name="T24">：</text:span></text:p>
      <text:p text:style-name="P9">import QtQuick 2.2</text:p>
      <text:p text:style-name="P9"/>
      <text:p text:style-name="P9">Item {</text:p>
      <text:p text:style-name="P9"><text:s text:c="4"/>id: container</text:p>
      <text:p text:style-name="P9"><text:s text:c="4"/>width: 360</text:p>
      <text:p text:style-name="P9"><text:s text:c="4"/>height: 360</text:p>
      <text:p text:style-name="P9"/>
      <text:p text:style-name="P9"><text:s text:c="4"/>Rectangle {</text:p>
      <text:p text:style-name="P9"><text:s text:c="8"/>id: rect</text:p>
      <text:p text:style-name="P9"><text:s text:c="8"/>width: 100</text:p>
      <text:p text:style-name="P9"><text:s text:c="8"/>height: 100</text:p>
      <text:p text:style-name="P9"><text:s text:c="8"/>color: "blue"</text:p>
      <text:p text:style-name="P9"/>
      <text:p text:style-name="P9"><text:s text:c="8"/>// 看这里</text:p>
      <text:p text:style-name="P9"><text:s text:c="8"/>Behavior on x {</text:p>
      <text:p text:style-name="P9"><text:s text:c="12"/>NumberAnimation {</text:p>
      <text:p text:style-name="P9"><text:s text:c="16"/>easing.type: Easing.InOutBounce</text:p>
      <text:p text:style-name="P9"><text:s text:c="16"/>duration: 500</text:p>
      <text:p text:style-name="P9"><text:s text:c="12"/>}</text:p>
      <text:p text:style-name="P9"><text:s text:c="8"/>}</text:p>
      <text:p text:style-name="P9"/>
      <text:p text:style-name="P9"><text:s text:c="8"/>MouseArea {</text:p>
      <text:p text:style-name="P9"><text:s text:c="12"/>anchors.fill: parent</text:p>
      <text:p text:style-name="P9"><text:s text:c="12"/>// 改变rect的x坐标</text:p>
      <text:p text:style-name="P9"><text:s text:c="12"/>onClicked: rect.x = (rect.x == 0 ? 260 : 0)</text:p>
      <text:p text:style-name="P9"><text:s text:c="8"/>}</text:p>
      <text:p text:style-name="P9"><text:s text:c="4"/>}</text:p>
      <text:p text:style-name="P9">}</text:p>
      <text:p text:style-name="P8"><text:span text:style-name="T25">3、其它</text:span></text:p>
      <text:p text:style-name="P1"><text:soft-page-break/>还是在上面例子的基础上修改<text:span text:style-name="T26">以实现同样的效果，代码如下：</text:span></text:p>
      <text:p text:style-name="P9">import QtQuick 2.2</text:p>
      <text:p text:style-name="P9"/>
      <text:p text:style-name="P9">Item {</text:p>
      <text:p text:style-name="P9"><text:s text:c="4"/>id: container</text:p>
      <text:p text:style-name="P9"><text:s text:c="4"/>width: 360</text:p>
      <text:p text:style-name="P9"><text:s text:c="4"/>height: 360</text:p>
      <text:p text:style-name="P9"/>
      <text:p text:style-name="P9"><text:s text:c="4"/>Rectangle {</text:p>
      <text:p text:style-name="P9"><text:s text:c="8"/>id: rect</text:p>
      <text:p text:style-name="P9"><text:s text:c="8"/>width: 100</text:p>
      <text:p text:style-name="P9"><text:s text:c="8"/>height: 100</text:p>
      <text:p text:style-name="P9"><text:s text:c="8"/>color: "blue"</text:p>
      <text:p text:style-name="P9"/>
      <text:p text:style-name="P9"><text:s text:c="8"/>// <text:span text:style-name="T27">rect水平右移</text:span></text:p>
      <text:p text:style-name="P9"><text:s text:c="8"/>NumberAnimation on x {</text:p>
      <text:p text:style-name="P9"><text:s text:c="12"/>id: right</text:p>
      <text:p text:style-name="P9"><text:s text:c="12"/>running: false // false</text:p>
      <text:p text:style-name="P9"><text:s text:c="12"/>to: 260</text:p>
      <text:p text:style-name="P9"><text:s text:c="12"/>easing.type: Easing.InOutBounce</text:p>
      <text:p text:style-name="P9"><text:s text:c="12"/>duration: 500</text:p>
      <text:p text:style-name="P9"><text:s text:c="8"/>}</text:p>
      <text:p text:style-name="P10"><text:s text:c="8"/>// <text:span text:style-name="T27">rect水平左移</text:span></text:p>
      <text:p text:style-name="P9"><text:s text:c="8"/>NumberAnimation on x {</text:p>
      <text:p text:style-name="P9"><text:s text:c="12"/>id: left</text:p>
      <text:p text:style-name="P9"><text:s text:c="12"/>running: false // false</text:p>
      <text:p text:style-name="P9"><text:s text:c="12"/>to: 0</text:p>
      <text:p text:style-name="P9"><text:s text:c="12"/>easing.type: Easing.OutInBounce // 换个easing动画效果</text:p>
      <text:p text:style-name="P9"><text:s text:c="12"/>duration: 500</text:p>
      <text:p text:style-name="P9"><text:s text:c="8"/>}</text:p>
      <text:p text:style-name="P9"/>
      <text:p text:style-name="P9"><text:s text:c="8"/>MouseArea {</text:p>
      <text:p text:style-name="P9"><text:s text:c="12"/>anchors.fill: parent</text:p>
      <text:p text:style-name="P9"><text:s text:c="12"/>// 判断移动方向</text:p>
      <text:p text:style-name="P9"><text:s text:c="12"/>onClicked: rect.x == 0 ? right.running = true : left.running = true</text:p>
      <text:p text:style-name="P9"><text:s text:c="8"/>}</text:p>
      <text:p text:style-name="P9"><text:s text:c="4"/>}</text:p>
      <text:p text:style-name="P9">}</text:p>
      <text:p text:style-name="P1"><text:span text:style-name="T26">下面再来看一个有意思的例子</text:span><text:span text:style-name="T28">，parallel和sequential动画：</text:span></text:p>
      <text:p text:style-name="P9">import QtQuick 2.2</text:p>
      <text:p text:style-name="P9"/>
      <text:p text:style-name="P9">Item {</text:p>
      <text:p text:style-name="P9"><text:s text:c="4"/>id: container</text:p>
      <text:p text:style-name="P9"><text:s text:c="4"/>width: 360</text:p>
      <text:p text:style-name="P9"><text:s text:c="4"/>height: 360</text:p>
      <text:p text:style-name="P9"/>
      <text:p text:style-name="P9"><text:s text:c="4"/>Rectangle {</text:p>
      <text:p text:style-name="P9"><text:soft-page-break/><text:s text:c="8"/>id: up</text:p>
      <text:p text:style-name="P9"><text:s text:c="8"/>width: 100</text:p>
      <text:p text:style-name="P9"><text:s text:c="8"/>height: 100</text:p>
      <text:p text:style-name="P9"><text:s text:c="8"/>color: "blue"</text:p>
      <text:p text:style-name="P9"/>
      <text:p text:style-name="P9"><text:s text:c="8"/>// 并行动画<text:span text:style-name="T29">，水平移动和颜色变化同时进行</text:span></text:p>
      <text:p text:style-name="P9"><text:s text:c="8"/>ParallelAnimation {</text:p>
      <text:p text:style-name="P9"><text:s text:c="12"/>id: parallel</text:p>
      <text:p text:style-name="P9"><text:s text:c="12"/>running: false</text:p>
      <text:p text:style-name="P9"/>
      <text:p text:style-name="P9"><text:s text:c="12"/>PropertyAnimation {</text:p>
      <text:p text:style-name="P9"><text:s text:c="16"/>target: up</text:p>
      <text:p text:style-name="P9"><text:s text:c="16"/>property: "x"</text:p>
      <text:p text:style-name="P9"><text:s text:c="16"/>to: 260</text:p>
      <text:p text:style-name="P9"><text:s text:c="16"/>duration: 500</text:p>
      <text:p text:style-name="P9"><text:s text:c="12"/>}</text:p>
      <text:p text:style-name="P9"><text:s text:c="12"/>PropertyAnimation {</text:p>
      <text:p text:style-name="P9"><text:s text:c="16"/>target: up</text:p>
      <text:p text:style-name="P9"><text:s text:c="16"/>property: "color"</text:p>
      <text:p text:style-name="P9"><text:s text:c="16"/>to: "red"</text:p>
      <text:p text:style-name="P9"><text:s text:c="16"/>duration: 500</text:p>
      <text:p text:style-name="P9"><text:s text:c="12"/>}</text:p>
      <text:p text:style-name="P9"><text:s text:c="8"/>}</text:p>
      <text:p text:style-name="P9"/>
      <text:p text:style-name="P9"><text:s text:c="8"/>MouseArea {</text:p>
      <text:p text:style-name="P9"><text:s text:c="12"/>anchors.fill: parent</text:p>
      <text:p text:style-name="P9"><text:s text:c="12"/>onClicked: parallel.running = true</text:p>
      <text:p text:style-name="P9"><text:s text:c="8"/>}</text:p>
      <text:p text:style-name="P9"><text:s text:c="4"/>}</text:p>
      <text:p text:style-name="P9"/>
      <text:p text:style-name="P9"><text:s text:c="4"/>Rectangle {</text:p>
      <text:p text:style-name="P9"><text:s text:c="8"/>id: down</text:p>
      <text:p text:style-name="P9"><text:s text:c="8"/>width: 100</text:p>
      <text:p text:style-name="P9"><text:s text:c="8"/>height: 100</text:p>
      <text:p text:style-name="P9"><text:s text:c="8"/>color: "red"</text:p>
      <text:p text:style-name="P9"><text:s text:c="8"/>anchors.top: up.bottom</text:p>
      <text:p text:style-name="P9"/>
      <text:p text:style-name="P9"><text:s text:c="8"/>// 串行动画<text:span text:style-name="T30">，先进行水平移动，后进行颜色变化</text:span></text:p>
      <text:p text:style-name="P9"><text:s text:c="8"/>SequentialAnimation {</text:p>
      <text:p text:style-name="P9"><text:s text:c="12"/>id: sequential</text:p>
      <text:p text:style-name="P9"><text:s text:c="12"/>running: false</text:p>
      <text:p text:style-name="P9"/>
      <text:p text:style-name="P9"><text:s text:c="12"/>PropertyAnimation {</text:p>
      <text:p text:style-name="P9"><text:s text:c="16"/>target: down</text:p>
      <text:p text:style-name="P9"><text:s text:c="16"/>property: "x"</text:p>
      <text:p text:style-name="P9"><text:s text:c="16"/>to: 260</text:p>
      <text:p text:style-name="P9"><text:s text:c="16"/>duration: 500</text:p>
      <text:p text:style-name="P9"><text:soft-page-break/><text:s text:c="12"/>}</text:p>
      <text:p text:style-name="P9"><text:s text:c="12"/>PropertyAnimation {</text:p>
      <text:p text:style-name="P9"><text:s text:c="16"/>target: down</text:p>
      <text:p text:style-name="P9"><text:s text:c="16"/>property: "color"</text:p>
      <text:p text:style-name="P9"><text:s text:c="16"/>to: "blue"</text:p>
      <text:p text:style-name="P9"><text:s text:c="16"/>duration: 500</text:p>
      <text:p text:style-name="P9"><text:s text:c="12"/>}</text:p>
      <text:p text:style-name="P9"><text:s text:c="8"/>}</text:p>
      <text:p text:style-name="P9"><text:s text:c="8"/>MouseArea {</text:p>
      <text:p text:style-name="P9"><text:s text:c="12"/>anchors.fill: parent</text:p>
      <text:p text:style-name="P9"><text:s text:c="12"/>onClicked: sequential.running = true</text:p>
      <text:p text:style-name="P9"><text:s text:c="8"/>}</text:p>
      <text:p text:style-name="P9"><text:s text:c="4"/>}</text:p>
      <text:p text:style-name="P9">}</text:p>
      <text:p text:style-name="P1"><text:span text:style-name="T26">关于QML动画</text:span><text:span text:style-name="T31">，Qt官网文档也做了详细的介绍：</text:span></text:p>
      <text:p text:style-name="P2"><text:a xlink:type="simple" xlink:href="http://doc.qt.io/qt-5/qtquick-usecase-animations.html"><text:span text:style-name="T1">http://doc.qt.io/qt-5/qtquick-usecase-animations.html</text:span></text:a></text:p>
      <text:p text:style-name="P3"><text:a xlink:type="simple" xlink:href="http://doc.qt.io/qt-5/qtquick-statesanimations-animations.html"><text:span text:style-name="T2">http://doc.qt.io/qt-5/qtquick-statesanimations-animations.html</text:span></text:a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2-28T13:05:46</meta:creation-date>
    <meta:generator>LibreOffice/4.0.2.2$Linux_X86_64 LibreOffice_project/400m0$Build-2</meta:generator>
    <dc:date>2015-02-28T15:50:11</dc:date>
    <dc:creator>hanjunjie </dc:creator>
    <meta:editing-duration>PT2H43M37S</meta:editing-duration>
    <meta:editing-cycles>61</meta:editing-cycles>
    <meta:document-statistic meta:table-count="0" meta:image-count="0" meta:object-count="0" meta:page-count="5" meta:paragraph-count="181" meta:word-count="729" meta:character-count="4034" meta:non-whitespace-character-count="2541"/>
  </office:meta>
</office:document-meta>
</file>